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MARRA CLAYSEN, WIMB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978321</text:p>
          </table:table-cell>
          <table:table-cell table:style-name="Tabla1.E2" office:value-type="string">
            <text:p text:style-name="P8"><text:span text:style-name="T1">Ruc</text:span>:10239783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RUJILLO GAMARRA, JHON BRAYA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25904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GAMARRA CLAYSEN, WIMBE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97832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36</text:p>
          </table:table-cell>
          <table:table-cell table:style-name="Tableau1.D2" office:value-type="string">
            <text:p text:style-name="P12">129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9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1/11/2021</text:p>
          </table:table-cell>
          <table:table-cell table:style-name="Tabla2.A2" office:value-type="string">
            <text:p text:style-name="P7">505965</text:p>
          </table:table-cell>
          <table:table-cell table:style-name="Tabla2.A2" office:value-type="string">
            <text:p text:style-name="P7">4896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GRIPRODUCTS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DE SU MONTO CONSIDERADO POR MORTANDAD DE PATOS S/330.00 SE LE HARA EL DESCUENTO CORRESPOND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9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21:08:5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